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>
        <style:tab-stops>
          <style:tab-stop style:position="106.60pt"/>
        </style:tab-stops>
      </style:paragraph-properties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>
        <style:tab-stops>
          <style:tab-stop style:position="106.60pt"/>
        </style:tab-stops>
      </style:paragraph-properties>
    </style:style>
    <style:style style:name="P6" style:family="paragraph">
      <style:paragraph-properties fo:line-height="100.00%" fo:text-align="justify"/>
    </style:style>
  </office:automatic-styles>
  <office:body>
    <office:text>
      <text:p text:style-name="P1"><text:span text:style-name="T1">Chess Online</text:span></text:p>
      <text:p text:style-name="P1"><text:span text:style-name="T2"/></text:p>
      <text:p text:style-name="P2"><text:span text:style-name="T3">Este proyecto consiste en una aplicación web de ajedrez para jugar online contra oponentes humanos. Al basarse enteramente en la arquitectura cliente - servidor, los usuarios no tienen que descargar ni instalar nada en sus dispositivos.</text:span><text:span text:style-name="T4"/></text:p>
      <text:p text:style-name="P2"><text:span text:style-name="T5"/></text:p>
      <text:p text:style-name="P2"><text:span text:style-name="T6">Aunque la temática del proyecto no es en absoluto novedosa, sí suele ser compleja y por tanto difícil de implementar, por lo que entendimos que desarrollarlo es un logro en sí mismo.</text:span></text:p>
      <text:p text:style-name="P2"><text:span text:style-name="T7"/></text:p>
      <text:p text:style-name="P2"><text:span text:style-name="T8">Hemos querido centrarnos en la arquitectura que conecta a los jugadores entre sí y cómo gestiona los mensajes que los clientes se mandan a través del servidor, así que la posibilidad de jugar contra una IA nunca ha formado parte del proyecto.</text:span></text:p>
      <text:p text:style-name="P2"><text:span text:style-name="T9"/></text:p>
      <text:p text:style-name="P2"><text:span text:style-name="T10">Requisitos y casos de uso</text:span></text:p>
      <text:p text:style-name="P2"><text:span text:style-name="T11"/></text:p>
      <text:p text:style-name="P2"><text:span text:style-name="T12">Los usuarios deben registrarse a través de la página web de la aplicación, definiendo obligatoriamente un nombre de usuario y una contraseña. Una vez registrado, cada usuario puede personalizar su perfil adjuntando una foto y/o añadiendo una descripción, pudiendo mostrarse<text:s text:c="2"/>ambos durante las partidas. El usuario también empieza con una puntuación de 800 como jugador, imitando el sistema ELO. Además tiene una sección donde ver las notaciones de sus partidas.</text:span></text:p>
      <text:p text:style-name="P2"><text:span text:style-name="T13"/></text:p>
      <text:p text:style-name="P2"><text:span text:style-name="T14">La aplicación empareja los jugadores mediante sockets en función de su ELO (máximo 100 puntos de diferencia entre ambos) y les crea una partida, cuyo tablero y piezas se pintan en pantalla mediante JavaScript. Cada jugador tiene un cronómetro de 10 minutos para jugar la partida. El tiempo cuenta hacia atrás mientras está en su turno y se para durante el de su oponente.</text:span></text:p>
      <text:p text:style-name="P2"><text:span text:style-name="T15"/></text:p>
      <text:p text:style-name="P2"><text:span text:style-name="T16">Cuando la partida termina, cada jugador gana o pierde puntos de ELO según corresponda y se actualiza su puntuación; además, se añade la notación de la partida a ambos perfiles. En caso de tablas, los puntos ELO no se modifican. Si un jugador se desconecta o deja que su tiempo total se agote, la partida termina automáticamente y le cuenta como derrota.</text:span></text:p>
      <text:p text:style-name="P2"><text:span text:style-name="T17"/></text:p>
      <text:p text:style-name="P2"><text:span text:style-name="T18">La aplicación dispone de un ranking donde aparecen los mejores jugadores ordenados por puntuación ELO. Cualquier visitante a la web puede ver este ranking. Si se trata de un usuario registrado y ha hecho login, su posición le aparece destacada en colores.</text:span></text:p>
      <text:p text:style-name="P2"><text:span text:style-name="T19"/></text:p>
      <text:p text:style-name="P2"><text:span text:style-name="T20">La<text:s/></text:span><text:span text:style-name="T21">interfaz de usuario</text:span><text:span text:style-name="T22"><text:s/>tiene ciertas características:</text:span></text:p>
      <text:p text:style-name="P2"><text:span text:style-name="T23"/></text:p>
      <text:p text:style-name="P2"><text:span text:style-name="T24">- Cada jugador ve el tablero orientado para que su bando aparezca en el lado inferior</text:span></text:p>
      <text:p text:style-name="P2"><text:span text:style-name="T24">- El tablero tiene marcadas las coordenadas de las filas y columnas</text:span></text:p>
      <text:p text:style-name="P2"><text:span text:style-name="T24">- Las piezas se mueven haciendo clic principal sobre ellas y arrastrando</text:span></text:p>
      <text:p text:style-name="P2"><text:span text:style-name="T24">- Mientras el cursor está sobre una pieza propia o se mantiene clic sobre una pieza propia, el tablero marca a qué casillas puede moverse</text:span></text:p>
      <text:p text:style-name="P2"><text:span text:style-name="T24">- La última pieza que se ha movido tiene sus casillas de partida y de destino resaltada con otro color</text:span></text:p>
      <text:p text:style-name="P2"><text:span text:style-name="T25"/></text:p>
      <text:p text:style-name="P3"><text:span text:style-name="T26">La<text:s/></text:span><text:span text:style-name="T27">lógica de la aplicación</text:span><text:span text:style-name="T28"><text:s/>debe implementar las reglas generales del juego para el movimiento de cada tipo de pieza, además de los casos especiales:</text:span></text:p>
      <text:p text:style-name="P3"><text:span text:style-name="T29"/></text:p>
      <text:p text:style-name="P3"><text:span text:style-name="T30">- Enroque</text:span></text:p>
      <text:p text:style-name="P3"><text:span text:style-name="T30">- Avance inicial de 2 casillas para los peones</text:span></text:p>
      <text:p text:style-name="P3"><text:span text:style-name="T30">- Captura<text:s/></text:span><text:span text:style-name="T31">en passant</text:span><text:span text:style-name="T32"><text:s/>de peones</text:span></text:p>
      <text:p text:style-name="P3"><text:span text:style-name="T32">- Coronación de peones (para simplificar esta regla, asumimos que siempre coronan a dama)</text:span></text:p>
      <text:p text:style-name="P3"><text:span text:style-name="T32">También se deben tener en cuenta las situaciones especiales dentro de la partida, como los jaques y los mates, además de las reglas especiales del juego que no están directamente ligadas a los movimientos de las piezas; hablamos principalmente de las situaciones que derivan en tablas:</text:span></text:p>
      <text:p text:style-name="P3"><text:span text:style-name="T33"/></text:p>
      <text:p text:style-name="P3"><text:span text:style-name="T34">- Rey ahogado (uno de los jugadores, sin estar en jaque, no puede hacer ningún movimiento legal)</text:span></text:p>
      <text:p text:style-name="P3"><text:span text:style-name="T34">- Tablas muertas (ningún jugador tiene material y/o espacio suficiente en el tablero para ganar)</text:span></text:p>
      <text:p text:style-name="P3"><text:span text:style-name="T34">- Repetición triple (una determinada posición de partida se repite un mínimo de 3 veces)</text:span></text:p>
      <text:p text:style-name="P3"><text:span text:style-name="T34">- Regla de los 50 movimientos (todos seguidos y sin que se avancen peones ni capturen piezas)</text:span></text:p>
      <text:p text:style-name="P3"><text:span text:style-name="T35"/></text:p>
      <text:p text:style-name="P3"><text:span text:style-name="T36">Las dos últimas reglas mencionadas no provocan que la partida termine automáticamente en tablas, sino que otorga al siguiente jugador al que toque mover el derecho a reclamarlas, sin estar obligado a ello; no obstante, para simplificar el proyecto, la partida se declara en tablas automáticamente.</text:span></text:p>
      <text:p text:style-name="P3"><text:span text:style-name="T37"/></text:p>
      <text:p text:style-name="P4"><text:span text:style-name="T38">La<text:s/></text:span><text:span text:style-name="T39">base de datos</text:span><text:span text:style-name="T40"><text:s/>contiene 3 tablas:</text:span></text:p>
      <text:p text:style-name="P4"><text:span text:style-name="T41"/></text:p>
      <text:p text:style-name="P4"><text:span text:style-name="T42">- Usuario: nombre, foto, contraseña, descripción, ELO (valor por defecto: 800)</text:span></text:p>
      <text:p text:style-name="P4"><text:span text:style-name="T42">- Partida: id_juego, id_usuario_blancas, id_usuario_negras, tiempo_blancas, tiempo_negras</text:span></text:p>
      <text:p text:style-name="P4"><text:span text:style-name="T42">- Movimiento: num_movimiento, id_partida, id_jugador, movimiento</text:span></text:p>
      <text:p text:style-name="P4"><text:span text:style-name="T43"/></text:p>
      <text:p text:style-name="P5"><text:span text:style-name="T44">Cada partida genera su tabla ‘movimiento’ detallando todos los movimientos. Esto se convertirá luego en la notación de la partida, que sus jugadores podrán consultar.</text:span></text:p>
      <text:p text:style-name="P5"><text:span text:style-name="T45"/></text:p>
      <text:p text:style-name="P5"><text:span text:style-name="T46">Diseño</text:span></text:p>
      <text:p text:style-name="P5"><text:span text:style-name="T46"/></text:p>
      <text:p text:style-name="P5"><text:span text:style-name="T47">El proyecto incluye diagramas de casos de uso, navegación y entidad-relación, además de un wireframe creado con Balsamiq. Todos estos ficheros han sido adjuntados aparte de este documento.</text:span><text:span text:style-name="T48"/></text:p>
      <text:p text:style-name="P5"><text:span text:style-name="T49"/></text:p>
      <text:p text:style-name="P5"><text:span text:style-name="T49"/></text:p>
      <text:p text:style-name="P5"><text:span text:style-name="T50">Implementación</text:span></text:p>
      <text:p text:style-name="P5"><text:span text:style-name="T51"/></text:p>
      <text:p text:style-name="P5"><text:span text:style-name="T52">La parte del front end ha sido implementada con<text:s/></text:span><text:span text:style-name="T53">Html</text:span><text:span text:style-name="T54">,<text:s/></text:span><text:span text:style-name="T55">Css</text:span><text:span text:style-name="T56"><text:s/>y<text:s/></text:span><text:span text:style-name="T57">JavaScript</text:span><text:span text:style-name="T58">, y la parte del back end, con<text:s/></text:span><text:span text:style-name="T59">Php</text:span><text:span text:style-name="T60">. No se han utilizado frameworks para ningún lenguaje, aunque sí el IDE de<text:s/></text:span><text:span text:style-name="T61">Visual Studio</text:span><text:span text:style-name="T62"><text:s/>para gestionar la organización de los ficheros y vincular el proyecto con un repositorio remoto en<text:s/></text:span><text:span text:style-name="T63">GitHub</text:span><text:span text:style-name="T64"><text:s/>mediante la versión de<text:s/></text:span><text:span text:style-name="T65">Git</text:span><text:span text:style-name="T66"><text:s/>de la que dispone Visual Studio.</text:span></text:p>
      <text:p text:style-name="P5"><text:span text:style-name="T66"/></text:p>
      <text:p text:style-name="P5"><text:span text:style-name="T66">La base de datos elegida es<text:s/></text:span><text:span text:style-name="T67">MySql</text:span><text:span text:style-name="T68">. El fichero sql que crea las tablas está adjunto en el proyecto.</text:span></text:p>
      <text:p text:style-name="P5"><text:span text:style-name="T68"/></text:p>
      <text:p text:style-name="P5"><text:span text:style-name="T68">Los cimientos de la lógica de la aplicación y la parte de la interfaz relacionada con la creación del tablero y las piezas se han importado a través de las librerías chess.js y chessboard.js, respectivamente.</text:span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5"><text:span text:style-name="T69"/></text:p>
      <text:p text:style-name="P6"><text:span text:style-name="T69"/></text:p>
      <text:p text:style-name="P6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